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49.9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"/>
    <style:style style:name="ce5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item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9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5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VALOR ADUANEIRO</text:p>
          </table:table-cell>
          <table:table-cell office:value-type="float" office:value="3917.31" calcext:value-type="float">
            <text:p>3.917,31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alor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07:03:05.6330066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2T07:48:20.367959878</dc:date>
    <meta:editing-duration>PT3H33M1S</meta:editing-duration>
    <meta:editing-cycles>8</meta:editing-cycles>
    <meta:generator>LibreOffice/5.1.6.2$Linux_X86_64 LibreOffice_project/10m0$Build-2</meta:generator>
    <meta:document-statistic meta:table-count="3" meta:cell-count="202" meta:object-count="0"/>
  </office:meta>
</office:document-meta>
</file>